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Criterio B</text:h>
      <text:h text:style-name="Heading_20_2" text:outline-level="2">Solución propuesta</text:h>
      <text:p text:style-name="First_20_paragraph">Los representantes de Educas y yo, consideramos la creación de una base de datos como una solución apropiada para los problemas con los que cuentan. Además, esta será sincronizada por la nube para que todos los miembros tengan acceso a la misma.</text:p>
      <text:h text:style-name="Heading_20_2" text:outline-level="2">Especificación de requisitos</text:h>
      <text:h text:style-name="Heading_20_3" text:outline-level="3">Requisitos del sistema TI</text:h>
      <text:list text:style-name="L1">
        <text:list-item>
          <text:p text:style-name="P1">Hardware: PC o Mac (véase los detalles en requerimientos de software), con un procesador de mínimo 1GHz y 64 o 32 bits. Asimismo, se necesitará como mínimo un gigabyte de memoria RAM en los sistemas de 32 bits, y 2 gigabytes en los de 64 y tres gigabytes de espacio libre en disco (especificaciones oficiales de Office 2013). Finalmente, el acceso a internet es de vital importancia para el proyecto.</text:p>
        </text:list-item>
        <text:list-item>
          <text:p text:style-name="P1">Software: Windows, por lo menos en su versión 7, para las computadoras Mac, se les puede proveer con una solución virtualizada. El usuario debe contar con MS Access (por lo menos 2007), una versión reciente de .NET (por lo menos 3.5) y algúna aplicación de sincronización por la nube, como OneDrive.</text:p>
        </text:list-item>
      </text:list>
      <text:h text:style-name="Heading_20_3" text:outline-level="3">Interacción del sistema</text:h>
      <text:list text:style-name="L2">
        <text:list-item>
          <text:p text:style-name="P2">El sistema puede ser auto-contenido en Windows siempre y cuando esté disponible una opción de sincronización con la nube, y virtualización de software para los usuarios cuyo sistema operativo es incompatible con Access.</text:p>
        </text:list-item>
      </text:list>
      <text:h text:style-name="Heading_20_3" text:outline-level="3">Requisitos de entrada y salida</text:h>
      <text:list text:style-name="L3">
        <text:list-item>
          <text:p text:style-name="P3">Entrada: Nombres e información adicional sobre los alumnos (contactos de emergencia, nombre de tutores, etc.), asistencia, desempeño, nombre de maestros, materias, y días de disponibilidad.</text:p>
        </text:list-item>
        <text:list-item>
          <text:p text:style-name="P3">Salida: Estadísticas de asistencia y reportes sobre la calificación en promedio de los alumnos, así como información accesible sobre los mismos.</text:p>
        </text:list-item>
      </text:list>
      <text:h text:style-name="Heading_20_3" text:outline-level="3">Procesamiento</text:h>
      <text:list text:style-name="L4">
        <text:list-item>
          <text:p text:style-name="P4">Para las funciones descritas en el punto anterior, será necesario la elaboración de tablas pertinentes, las relaciones entre ellas y como formas para la sencilla edición de las mismas. Sería importante incluir queries como paso intermedio para la entrega de reportes y diversas formas de búsqueda por parámetro, como nombre del alumno, materia o profesor.</text:p>
        </text:list-item>
      </text:list>
      <text:h text:style-name="Heading_20_3" text:outline-level="3">Seguridad</text:h>
      <text:list text:style-name="L5">
        <text:list-item>
          <text:p text:style-name="P5">Sincronización con la nube como primer recurso contra la pérdida de datos.</text:p>
        </text:list-item>
        <text:list-item>
          <text:p text:style-name="P5">Copias locales de la información</text:p>
        </text:list-item>
        <text:list-item>
          <text:p text:style-name="P5">Creación de “usuarios” con distintos privilegios de edición limitados a ciertas partes de la base de datos a la que accederán con contraseñas personales.</text:p>
        </text:list-item>
      </text:list>
      <text:h text:style-name="Heading_20_2" text:outline-level="2">Criterios de rendimiento específicos</text:h>
      <text:list text:style-name="L6">
        <text:list-item>
          <text:p text:style-name="P6">La base de datos debe contar con lo siguiente</text:p>
          <text:list text:style-name="L7">
            <text:list-item>
              <text:p text:style-name="P7">Contraseñas por usuario para limitar las secciones en que cada uno puede editar</text:p>
            </text:list-item>
            <text:list-item>
              <text:p text:style-name="P7">Búsquedas que permitan el rápido acceso a la información</text:p>
            </text:list-item>
            <text:list-item>
              <text:p text:style-name="P7">Formas efectivas, cuyo diseño permita un uso intuitivo.</text:p>
            </text:list-item>
            <text:list-item>
              <text:p text:style-name="P7">Flexibilidad suficiente, o capacitación necesaria para su uso a largo plazo.</text:p>
            </text:list-item>
            <text:list-item>
              <text:p text:style-name="P7">Reportes que ofrezcan un resumen de la información más relevante del mes.</text:p>
            </text:list-item>
            <text:list-item>
              <text:p text:style-name="P7">Integración con un servicio de sincronización en la nube</text:p>
            </text:list-item>
          </text:list>
        </text:list-item>
      </text:list>
      <text:h text:style-name="Heading_20_2" text:outline-level="2">Justificación de la solución propuesta</text:h>
      <text:p text:style-name="First_20_paragraph">Una base de datos, correctamente implementada, me parece una solución pertinente para los conflictos que implica el crecimiento del proyecto Educas, puesto que es una herramienta más sólida que las herramientas de cálculo de Excel para el almacenamiento a largo plazo de la información, e integra herramientas que resultan más pertinentes para el control de la misma, como las formas, los queries, o los reportes. La posibilidad, que fue considerada junto con el equipo de Educas, de reutilizar las tablas de Excel fue rechazada debido a su inefectividad en mantener los datos de forma adecuada, y ausencia de sofisticación en cuanto a la abstracción que permite en las relaciones entre la información. Consideramos que una implementación similar en Excel tendría menos integridad, y debido a la redundancia de datos a la que podría llevar, un producto confuso y menos apropiado.</text:p>
      <text:p text:style-name="Text_20_body">Escogimos sincronizar la base de datos con la nube, porque mis compañeros cuentan con equipos en distintas plataformas, algunos requerirán un software de virtualización del sistema operativo para que sean compatibles con el software que se requiere (Windows 7 o mayor). Esto es porque necesitamos que sea compatible con versiones de MS Access iguales o mayor a 2013, por su facilidad de uso a comparación de versiones anteriores y los requerimientos que elegimos fueron los mínimos necesarios que recomienda Microsoft para la suite de 2013. (255 palab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